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3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Estimated initial siz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Configurazione ambiente di progett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Analisi dei requisit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 giocare anche senza registrarmi (guest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mi registrare al sistem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I dati di registrazione devono essere persistent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guest devo poter entrare in una partita casual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registrato devo poter giocare le partite classificat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 annullare la ricerca delle partit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 effettuare le battagli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Durante una partita l'utente può arrendersi quando vuol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table:style-name="ce2" office:value-type="string" calcext:value-type="string">
            <text:p>Durante il turno dei propri personaggi l'utente deve scegliere quale mossa effettuar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"/>
          <table:table-cell table:number-columns-repeated="1012"/>
        </table:table-row>
        <table:table-row table:style-name="ro1" table:number-rows-repeated="10">
          <table:table-cell table:style-name="ce2" table:number-columns-repeated="12"/>
          <table:table-cell table:number-columns-repeated="101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" meta:object-count="0"/>
    <meta:generator>LibreOfficeDev/6.0.5.2$Linux_X86_64 LibreOffice_project/</meta:generator>
  </office:meta>
</office:document-meta>
</file>